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CD600000438C1ABE202E1AC4936.png" manifest:media-type="image/png"/>
  <manifest:file-entry manifest:full-path="Pictures/1000000000000CD600000438869EC1A5771A8EA3.png" manifest:media-type="image/png"/>
  <manifest:file-entry manifest:full-path="Pictures/1000000000000CD60000043858A054633EB84191.png" manifest:media-type="image/png"/>
  <manifest:file-entry manifest:full-path="Pictures/1000000000000CD600000438CE6B2B1224857A9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7c46" officeooo:paragraph-rsid="000e7aa3" fo:background-color="#ffff00"/>
    </style:style>
    <style:style style:name="P2" style:family="paragraph" style:parent-style-name="Standard">
      <style:text-properties officeooo:rsid="00147c46" officeooo:paragraph-rsid="000f7726" fo:background-color="#ffff00"/>
    </style:style>
    <style:style style:name="P3" style:family="paragraph" style:parent-style-name="Standard">
      <style:text-properties officeooo:rsid="000f7726" officeooo:paragraph-rsid="000f7726" fo:background-color="#ffff00"/>
    </style:style>
    <style:style style:name="P4" style:family="paragraph" style:parent-style-name="Standard">
      <style:text-properties officeooo:rsid="00100c68" officeooo:paragraph-rsid="00100c68" fo:background-color="#ffff00"/>
    </style:style>
    <style:style style:name="T1" style:family="text">
      <style:text-properties officeooo:rsid="00157f1f"/>
    </style:style>
    <style:style style:name="T2" style:family="text">
      <style:text-properties officeooo:rsid="000e7a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036cm, 45.492cm, 1.379cm, 8.81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983cm, 44.887cm, 1.669cm, 8.51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966cm, 50.678cm, 14.462cm, 16.78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082cm, 51.202cm, 7.2cm, 16.70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work graph – <text:span text:style-name="T2">Supplementary</text:span></text:p>
      <text:p text:style-name="P1"><draw:frame draw:style-name="fr3" draw:name="Image2" text:anchor-type="char" svg:x="0.048cm" svg:y="0.393cm" svg:width="3.808cm" svg:height="1.397cm" draw:z-index="1"><draw:image xlink:href="Pictures/1000000000000CD600000438C1ABE202E1AC4936.png" xlink:type="simple" xlink:show="embed" xlink:actuate="onLoad" draw:mime-type="image/png"/></draw:frame></text:p>
      <text:p text:style-name="P3"/>
      <text:p text:style-name="P3"/>
      <text:p text:style-name="P3"/>
      <text:p text:style-name="P1"/>
      <text:p text:style-name="P1">Network graph – <text:span text:style-name="T2">NGINX</text:span></text:p>
      <text:p text:style-name="P1"><draw:frame draw:style-name="fr4" draw:name="Image1" text:anchor-type="char" svg:x="0.018cm" svg:y="0.284cm" svg:width="3.722cm" svg:height="2.794cm" draw:z-index="0"><draw:image xlink:href="Pictures/1000000000000CD600000438869EC1A5771A8EA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MERGE requests</text:p>
      <text:p text:style-name="P4"><draw:frame draw:style-name="fr2" draw:name="Image3" text:anchor-type="char" svg:x="-0.099cm" svg:y="0.27cm" svg:width="6.558cm" svg:height="3.895cm" draw:z-index="2"><draw:image xlink:href="Pictures/1000000000000CD60000043858A054633EB8419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char" svg:x="0.252cm" svg:y="0.261cm" svg:width="6.382cm" svg:height="3.941cm" draw:z-index="3"><draw:image xlink:href="Pictures/1000000000000CD600000438CE6B2B1224857A99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4T16:03:20.476000000</meta:creation-date>
    <dc:date>2021-09-24T16:12:14.534000000</dc:date>
    <meta:editing-duration>PT8M53S</meta:editing-duration>
    <meta:editing-cycles>3</meta:editing-cycles>
    <meta:generator>LibreOffice/7.2.0.4$Windows_X86_64 LibreOffice_project/9a9c6381e3f7a62afc1329bd359cc48accb6435b</meta:generator>
    <meta:document-statistic meta:table-count="0" meta:image-count="4" meta:object-count="0" meta:page-count="1" meta:paragraph-count="3" meta:word-count="8" meta:character-count="64" meta:non-whitespace-character-count="57"/>
  </office:meta>
</office:document-meta>
</file>